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1f34c2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34c2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34c2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1f34c2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34c2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34c2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34c2" style:font-size-asian="12pt" style:font-size-complex="12pt"/>
    </style:style>
    <style:style style:name="P8" style:family="paragraph" style:parent-style-name="Standard">
      <style:paragraph-properties fo:margin-top="0.212cm" fo:margin-bottom="0cm" loext:contextual-spacing="false" fo:line-height="153%" fo:break-before="auto" fo:break-after="auto" style:writing-mode="lr-tb"/>
      <style:text-properties officeooo:paragraph-rsid="001f34c2"/>
    </style:style>
    <style:style style:name="P9" style:family="paragraph" style:parent-style-name="Standard">
      <style:paragraph-properties fo:margin-top="0.212cm" fo:margin-bottom="0cm" loext:contextual-spacing="false" fo:line-height="153%" style:writing-mode="lr-tb"/>
      <style:text-properties officeooo:paragraph-rsid="001f34c2"/>
    </style:style>
    <style:style style:name="P10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34c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52525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">Katowice, 17.06.2015</text:span></text:p>
      <text:p text:style-name="P5"/>
      <text:p text:style-name="P7"/>
      <text:p text:style-name="P3"><text:s/><text:span text:style-name="T2">Uchwała Walnego Zebrania Członków</text:span></text:p>
      <text:p text:style-name="P3"><text:span text:style-name="T2">Stowarzyszenia Hackerspace Silesia</text:span></text:p>
      <text:p text:style-name="P3"><text:span text:style-name="T2">Z dnia 17.06.2015 r.</text:span></text:p>
      <text:p text:style-name="P6"/>
      <text:p text:style-name="P3"><text:span text:style-name="T2">Uchwała nr 1/2015 w sprawie określenia zasad i wysokości płacenia składek przez członków</text:span></text:p>
      <text:p text:style-name="P8"><text:span text:style-name="T3"/></text:p>
      <text:p text:style-name="P9"><text:span text:style-name="T3">Walne zebranie członków stowarzyszenia Hackerspace Silesia uchwala miesięczne składki do wyboru 32zl lub 64zł lub 128zł oraz 16 zł w szczególnych przypadkach rozpatrywanych przez zarząd.</text:span></text:p>
      <text:p text:style-name="P10"><text:span text:style-name="T3">Składki powinny być uiszczane do 5 dnia każdego miesiąc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zewodniczący <text:s text:c="83"/>Protokola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05:36.957032187</meta:creation-date>
    <dc:date>2015-07-03T12:06:39.337504849</dc:date>
    <meta:editing-duration>PT1M2S</meta:editing-duration>
    <meta:editing-cycles>1</meta:editing-cycles>
    <meta:document-statistic meta:table-count="0" meta:image-count="0" meta:object-count="0" meta:page-count="1" meta:paragraph-count="8" meta:word-count="62" meta:character-count="548" meta:non-whitespace-character-count="410"/>
    <meta:generator>LibreOffice/4.4.4.2$Linux_X86_64 LibreOffice_project/40m0$Build-2</meta:generator>
  </office:meta>
</office:document-meta>
</file>